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LGC Sans" style:font-name-complex="DejaVu LGC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104">
            <text:p>1104</text:p>
          </table:table-cell>
          <table:table-cell office:value-type="float" office:value="1098">
            <text:p>1098</text:p>
          </table:table-cell>
          <table:table-cell office:value-type="float" office:value="1096">
            <text:p>1096</text:p>
          </table:table-cell>
          <table:table-cell office:value-type="float" office:value="1095">
            <text:p>1095</text:p>
          </table:table-cell>
          <table:table-cell table:number-columns-repeated="3"/>
          <table:table-cell office:value-type="string">
            <text:p>delay [ns]</text:p>
          </table:table-cell>
          <table:table-cell office:value-type="string">
            <text:p>tdc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2" table:formula="of:=SUM([.A2:.A600])/600" office:value-type="float" office:value="1126.55333333333">
            <text:p>1126.55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SUM([.B2:.B600])/600" office:value-type="float" office:value="1126.275">
            <text:p>1126.28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SUM([.C2:.C600])/600" office:value-type="float" office:value="1126.31333333333">
            <text:p>1126.31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SUM([.D2:.D600])/600" office:value-type="float" office:value="1126.14333333333">
            <text:p>1126.14</text:p>
          </table:table-cell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4"/>
          <table:table-cell table:style-name="ce3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3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3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3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3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3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3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3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4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3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3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3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table:number-columns-repeated="3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6">
            <text:p>1126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table:number-columns-repeated="3"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table:number-columns-repeated="3"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1127">
            <text:p>1127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office:value-type="float" office:value="1126">
            <text:p>1126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8">
            <text:p>1128</text:p>
          </table:table-cell>
          <table:table-cell office:value-type="float" office:value="1127">
            <text:p>1127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2" office:value-type="float" office:value="1126">
            <text:p>1126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126">
            <text:p>1126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2" table:number-rows-repeated="6493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3/15/2022</text:date>, <text:time>12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dents </meta:initial-creator>
    <meta:creation-date>2022-03-15T12:16:19</meta:creation-date>
    <dc:date>2022-03-15T12:22:54</dc:date>
    <dc:creator>Students </dc:creator>
    <meta:editing-duration>PT00H00M35S</meta:editing-duration>
    <meta:editing-cycles>1</meta:editing-cycles>
    <meta:document-statistic meta:table-count="3" meta:cell-count="2410" meta:object-count="0"/>
    <meta:generator>OpenOffice.org/3.1$Unix OpenOffice.org_project/310m19$Build-9420</meta:generator>
  </office:meta>
</office:document-meta>
</file>